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1" style:family="table-column">
      <style:table-column-properties fo:break-before="auto" style:column-width="92.61pt"/>
    </style:style>
    <style:style style:name="co13" style:family="table-column">
      <style:table-column-properties fo:break-before="auto" style:column-width="135.84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60.94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21.95pt"/>
    </style:style>
    <style:style style:name="co11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87.19pt"/>
    </style:style>
    <style:style style:name="co15" style:family="table-column">
      <style:table-column-properties fo:break-before="auto" style:column-width="128.1pt"/>
    </style:style>
    <style:style style:name="co16" style:family="table-column">
      <style:table-column-properties fo:break-before="auto" style:column-width="156.7pt"/>
    </style:style>
    <style:style style:name="co17" style:family="table-column">
      <style:table-column-properties fo:break-before="auto" style:column-width="12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26pt" fo:break-before="auto" style:use-optimal-row-height="false"/>
    </style:style>
    <style:style style:name="ro3" style:family="table-row">
      <style:table-row-properties style:row-height="90.99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I Pixels" table:style-name="ta1">
        <table:shapes>
          <draw:frame draw:z-index="0" draw:style-name="gr1" draw:text-style-name="P1" svg:width="453.69pt" svg:height="260.53pt" svg:x="0.34pt" svg:y="133.23pt">
            <draw:object draw:notify-on-update-of-ranges="'ROI Pixels'.C3:'ROI Pixels'.C7 'ROI Pixels'.D2:'ROI Pixels'.D2 'ROI Pixels'.D3:'ROI Pixels'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9pt" svg:height="255.23pt" svg:x="472.42pt" svg:y="130.28pt">
            <draw:object draw:notify-on-update-of-ranges="'ROI Pixels'.C3:'ROI Pixels'.C5 'ROI Pixels'.I2:'ROI Pixels'.I2 'ROI Pixels'.I3:'ROI Pixels'.I5 'ROI Pixels'.J2:'ROI Pixels'.J2 'ROI Pixels'.J3:'ROI Pixels'.J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69pt" svg:height="260.53pt" svg:x="50.71pt" svg:y="429.9pt">
            <draw:object draw:notify-on-update-of-ranges="'ROI Pixels'.C3:'ROI Pixels'.C7 'ROI Pixels'.G2:'ROI Pixels'.G2 'ROI Pixels'.G3:'ROI Pixels'.G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4"/>
          <table:table-cell office:value-type="string" calcext:value-type="string">
            <text:p>forehead</text:p>
          </table:table-cell>
          <table:table-cell office:value-type="string" calcext:value-type="string">
            <text:p>(no tensorR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istance [m]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#ROI Pixels</text:p>
          </table:table-cell>
          <table:table-cell office:value-type="string" calcext:value-type="string">
            <text:p>ROI Resolution</text:p>
          </table:table-cell>
          <table:table-cell office:value-type="string" calcext:value-type="string">
            <text:p>face det FPS</text:p>
          </table:table-cell>
          <table:table-cell office:value-type="string" calcext:value-type="string">
            <text:p>POS FPS</text:p>
          </table:table-cell>
          <table:table-cell office:value-type="string" calcext:value-type="string">
            <text:p>Overall FPS</text:p>
          </table:table-cell>
          <table:table-cell office:value-type="string" calcext:value-type="string">
            <text:p>HR MAE</text:p>
          </table:table-cell>
          <table:table-cell office:value-type="string" calcext:value-type="string">
            <text:p>HR RMSE</text:p>
          </table:table-cell>
          <table:table-cell office:value-type="string" calcext:value-type="string">
            <text:p>Time [s]</text:p>
          </table:table-cell>
        </table:table-row>
        <table:table-row table:style-name="ro1">
          <table:table-cell office:value-type="string" calcext:value-type="string">
            <text:p>UB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x135</text:p>
          </table:table-cell>
          <table:table-cell table:formula="of:=12*18" office:value-type="float" office:value="216" calcext:value-type="float">
            <text:p>216</text:p>
          </table:table-cell>
          <table:table-cell office:value-type="string" calcext:value-type="string">
            <text:p>12*18</text:p>
          </table:table-cell>
          <table:table-cell office:value-type="float" office:value="26" calcext:value-type="float">
            <text:p>26</text:p>
          </table:table-cell>
          <table:table-cell office:value-type="float" office:value="4.5" calcext:value-type="float">
            <text:p>4.5</text:p>
          </table:table-cell>
          <table:table-cell office:value-type="float" office:value="30" calcext:value-type="float">
            <text:p>30</text:p>
          </table:table-cell>
          <table:table-cell office:value-type="float" office:value="7.3" calcext:value-type="float">
            <text:p>7.3</text:p>
          </table:table-cell>
          <table:table-cell office:value-type="float" office:value="11.2" calcext:value-type="float">
            <text:p>11.2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UBF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20x240</text:p>
          </table:table-cell>
          <table:table-cell table:formula="of:=30*25" office:value-type="float" office:value="750" calcext:value-type="float">
            <text:p>750</text:p>
          </table:table-cell>
          <table:table-cell office:value-type="string" calcext:value-type="string">
            <text:p>30*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8" calcext:value-type="float">
            <text:p>8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UBFC [orig]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40x480</text:p>
          </table:table-cell>
          <table:table-cell table:formula="of:=65*45" office:value-type="float" office:value="2925" calcext:value-type="float">
            <text:p>2925</text:p>
          </table:table-cell>
          <table:table-cell office:value-type="string" calcext:value-type="string">
            <text:p>65*45</text:p>
          </table:table-cell>
          <table:table-cell office:value-type="float" office:value="18" calcext:value-type="float">
            <text:p>18</text:p>
          </table:table-cell>
          <table:table-cell office:value-type="float" office:value="3.4" calcext:value-type="float">
            <text:p>3.4</text:p>
          </table:table-cell>
          <table:table-cell office:value-type="float" office:value="33" calcext:value-type="float">
            <text:p>33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UB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0x960</text:p>
          </table:table-cell>
          <table:table-cell table:formula="of:=125*85" office:value-type="float" office:value="10625" calcext:value-type="float">
            <text:p>10625</text:p>
          </table:table-cell>
          <table:table-cell office:value-type="string" calcext:value-type="string">
            <text:p>125*8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.3" calcext:value-type="float">
            <text:p>4.3</text:p>
          </table:table-cell>
          <table:table-cell office:value-type="float" office:value="7.8" calcext:value-type="float">
            <text:p>7.8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UB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0x1080</text:p>
          </table:table-cell>
          <table:table-cell table:formula="of:=190*100" office:value-type="float" office:value="19000" calcext:value-type="float">
            <text:p>19000</text:p>
          </table:table-cell>
          <table:table-cell office:value-type="string" calcext:value-type="string">
            <text:p>190*100</text:p>
          </table:table-cell>
          <table:table-cell office:value-type="float" office:value="18" calcext:value-type="float">
            <text:p>18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.9" calcext:value-type="float">
            <text:p>8.9</text:p>
          </table:table-cell>
          <table:table-cell office:value-type="float" office:value="2272" calcext:value-type="float">
            <text:p>2272</text:p>
          </table:table-cell>
        </table:table-row>
        <table:table-row table:style-name="ro1" table:number-rows-repeated="50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ance [m]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#ROI Pixels</text:p>
          </table:table-cell>
          <table:table-cell office:value-type="string" calcext:value-type="string">
            <text:p>ROI Resolution</text:p>
          </table:table-cell>
          <table:table-cell office:value-type="string" calcext:value-type="string">
            <text:p>face det FPS</text:p>
          </table:table-cell>
          <table:table-cell office:value-type="string" calcext:value-type="string">
            <text:p>chrom FPS</text:p>
          </table:table-cell>
          <table:table-cell office:value-type="string" calcext:value-type="string">
            <text:p>Overall FPS</text:p>
          </table:table-cell>
          <table:table-cell office:value-type="string" calcext:value-type="string">
            <text:p>HR MAE</text:p>
          </table:table-cell>
          <table:table-cell office:value-type="string" calcext:value-type="string">
            <text:p>HR RMSE</text:p>
          </table:table-cell>
          <table:table-cell office:value-type="string" calcext:value-type="string">
            <text:p>Time [s]</text:p>
          </table:table-cell>
        </table:table-row>
        <table:table-row table:style-name="ro1">
          <table:table-cell office:value-type="string" calcext:value-type="string">
            <text:p>UB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x135</text:p>
          </table:table-cell>
          <table:table-cell table:formula="of:=12*18" office:value-type="float" office:value="216" calcext:value-type="float">
            <text:p>216</text:p>
          </table:table-cell>
          <table:table-cell office:value-type="string" calcext:value-type="string">
            <text:p>12*18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UBF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20x240</text:p>
          </table:table-cell>
          <table:table-cell table:formula="of:=30*25" office:value-type="float" office:value="750" calcext:value-type="float">
            <text:p>750</text:p>
          </table:table-cell>
          <table:table-cell office:value-type="string" calcext:value-type="string">
            <text:p>30*25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UBFC [orig]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640x480</text:p>
          </table:table-cell>
          <table:table-cell table:formula="of:=60*45" office:value-type="float" office:value="2700" calcext:value-type="float">
            <text:p>2700</text:p>
          </table:table-cell>
          <table:table-cell office:value-type="string" calcext:value-type="string">
            <text:p>60*45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.7" calcext:value-type="float">
            <text:p>10.7</text:p>
          </table:table-cell>
          <table:table-cell office:value-type="float" office:value="16" calcext:value-type="float">
            <text:p>16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UB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0x960</text:p>
          </table:table-cell>
          <table:table-cell table:formula="of:=125*85" office:value-type="float" office:value="10625" calcext:value-type="float">
            <text:p>10625</text:p>
          </table:table-cell>
          <table:table-cell office:value-type="string" calcext:value-type="string">
            <text:p>125*85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UB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0x1080</text:p>
          </table:table-cell>
          <table:table-cell table:formula="of:=190*100" office:value-type="float" office:value="19000" calcext:value-type="float">
            <text:p>19000</text:p>
          </table:table-cell>
          <table:table-cell office:value-type="string" calcext:value-type="string">
            <text:p>190*10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2272" calcext:value-type="float">
            <text:p>2272</text:p>
          </table:table-cell>
        </table:table-row>
      </table:table>
      <table:table table:name="Skin" table:style-name="ta1">
        <table:shapes>
          <draw:frame draw:z-index="0" draw:style-name="gr1" draw:text-style-name="P1" svg:width="454.11pt" svg:height="260.5pt" svg:x="178.67pt" svg:y="135.55pt">
            <draw:object draw:notify-on-update-of-ranges="Skin.A3:Skin.A7 Skin.B2:Skin.B2 Skin.B3:Skin.B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default-cell-style-name="ce1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Skin Selection</text:p>
          </table:table-cell>
          <table:table-cell office:value-type="string" calcext:value-type="string">
            <text:p>UBFC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esolution</text:p>
          </table:table-cell>
          <table:table-cell office:value-type="string" calcext:value-type="string">
            <text:p>F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0*135</text:p>
          </table:table-cell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*240</text:p>
          </table:table-cell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0*480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80*960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20*1080</text:p>
          </table:table-cell>
          <table:table-cell table:number-columns-repeated="5"/>
        </table:table-row>
        <table:table-row table:style-name="ro1">
          <table:table-cell table:number-columns-repeated="6"/>
        </table:table-row>
      </table:table>
      <table:table table:name="ROI Pixel vs Dist" table:style-name="ta1">
        <table:shapes>
          <draw:frame draw:z-index="0" draw:style-name="gr1" draw:text-style-name="P1" svg:width="303.45pt" svg:height="158.12pt" svg:x="396.28pt" svg:y="3.77pt">
            <draw:object draw:notify-on-update-of-ranges="'ROI Pixel vs Dist'.B2:'ROI Pixel vs Dist'.B5 'ROI Pixel vs Dist'.C1:'ROI Pixel vs Dist'.C1 'ROI Pixel vs Dist'.C2:'ROI Pixel vs Dist'.C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98.57pt" svg:height="170.96pt" svg:x="421.97pt" svg:y="187.43pt">
            <draw:object draw:notify-on-update-of-ranges="'ROI Pixel vs Dist'.B9:'ROI Pixel vs Dist'.B13 'ROI Pixel vs Dist'.C8:'ROI Pixel vs Dist'.C8 'ROI Pixel vs Dist'.C9:'ROI Pixel vs Dist'.C1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298.57pt" svg:height="170.96pt" svg:x="400.17pt" svg:y="385.51pt">
            <draw:object draw:notify-on-update-of-ranges="'ROI Pixel vs Dist'.B18:'ROI Pixel vs Dist'.B22 'ROI Pixel vs Dist'.C17:'ROI Pixel vs Dist'.C17 'ROI Pixel vs Dist'.C18:'ROI Pixel vs Dist'.C2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LIR: 2048*1500</text:p>
          </table:table-cell>
          <table:table-cell office:value-type="string" calcext:value-type="string">
            <text:p>Distance [m]</text:p>
          </table:table-cell>
          <table:table-cell office:value-type="string" calcext:value-type="string">
            <text:p>#Pixels</text:p>
          </table:table-cell>
          <table:table-cell office:value-type="string" calcext:value-type="string">
            <text:p>Forehead R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25*300" office:value-type="float" office:value="37500" calcext:value-type="float">
            <text:p>37500</text:p>
          </table:table-cell>
          <table:table-cell office:value-type="string" calcext:value-type="string">
            <text:p>135*30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80*220" office:value-type="float" office:value="17600" calcext:value-type="float">
            <text:p>17600</text:p>
          </table:table-cell>
          <table:table-cell office:value-type="string" calcext:value-type="string">
            <text:p>80*2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0*160" office:value-type="float" office:value="12800" calcext:value-type="float">
            <text:p>12800</text:p>
          </table:table-cell>
          <table:table-cell office:value-type="string" calcext:value-type="string">
            <text:p>80*160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45*125" office:value-type="float" office:value="5625" calcext:value-type="float">
            <text:p>5625</text:p>
          </table:table-cell>
          <table:table-cell office:value-type="string" calcext:value-type="string">
            <text:p>45*12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OpenMV: 640*480</text:p>
          </table:table-cell>
          <table:table-cell office:value-type="string" calcext:value-type="string">
            <text:p>Distance [m]</text:p>
          </table:table-cell>
          <table:table-cell office:value-type="string" calcext:value-type="string">
            <text:p>#Pixels</text:p>
          </table:table-cell>
          <table:table-cell office:value-type="string" calcext:value-type="string">
            <text:p>Forehead Res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25*95" office:value-type="float" office:value="2375" calcext:value-type="float">
            <text:p>2375</text:p>
          </table:table-cell>
          <table:table-cell office:value-type="string" calcext:value-type="string">
            <text:p>25*9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5*60" office:value-type="float" office:value="1500" calcext:value-type="float">
            <text:p>1500</text:p>
          </table:table-cell>
          <table:table-cell office:value-type="string" calcext:value-type="string">
            <text:p>25*6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40*15" office:value-type="float" office:value="600" calcext:value-type="float">
            <text:p>600</text:p>
          </table:table-cell>
          <table:table-cell office:value-type="string" calcext:value-type="string">
            <text:p>40*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5*30" office:value-type="float" office:value="450" calcext:value-type="float">
            <text:p>450</text:p>
          </table:table-cell>
          <table:table-cell office:value-type="string" calcext:value-type="string">
            <text:p>30*15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20*15" office:value-type="float" office:value="300" calcext:value-type="float">
            <text:p>300</text:p>
          </table:table-cell>
          <table:table-cell office:value-type="string" calcext:value-type="string">
            <text:p>15*20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OpenMV: 2592*1944</text:p>
          </table:table-cell>
          <table:table-cell office:value-type="string" calcext:value-type="string">
            <text:p>Distance [m]</text:p>
          </table:table-cell>
          <table:table-cell office:value-type="string" calcext:value-type="string">
            <text:p>#Pixels</text:p>
          </table:table-cell>
          <table:table-cell office:value-type="string" calcext:value-type="string">
            <text:p>Forehead Res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185*420" office:value-type="float" office:value="77700" calcext:value-type="float">
            <text:p>77700</text:p>
          </table:table-cell>
          <table:table-cell office:value-type="string" calcext:value-type="string">
            <text:p>185*42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*250" office:value-type="float" office:value="25000" calcext:value-type="float">
            <text:p>25000</text:p>
          </table:table-cell>
          <table:table-cell office:value-type="string" calcext:value-type="string">
            <text:p>100*25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60*160" office:value-type="float" office:value="9600" calcext:value-type="float">
            <text:p>9600</text:p>
          </table:table-cell>
          <table:table-cell office:value-type="string" calcext:value-type="string">
            <text:p>60*16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50*150" office:value-type="float" office:value="7500" calcext:value-type="float">
            <text:p>7500</text:p>
          </table:table-cell>
          <table:table-cell office:value-type="string" calcext:value-type="string">
            <text:p>50*150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50*100" office:value-type="float" office:value="5000" calcext:value-type="float">
            <text:p>5000</text:p>
          </table:table-cell>
          <table:table-cell office:value-type="string" calcext:value-type="string">
            <text:p>50*100</text:p>
          </table:table-cell>
        </table:table-row>
      </table:table>
      <table:table table:name="Sliding Window" table:style-name="ta1">
        <table:shapes>
          <draw:frame draw:z-index="0" draw:style-name="gr1" draw:text-style-name="P1" svg:width="453.94pt" svg:height="255.23pt" svg:x="16.38pt" svg:y="146.07pt">
            <draw:object draw:notify-on-update-of-ranges="'Sliding Window'.A3:'Sliding Window'.A8 'Sliding Window'.F2:'Sliding Window'.F2 'Sliding Window'.F3:'Sliding Window'.F8 'Sliding Window'.G2:'Sliding Window'.G2 'Sliding Window'.G3:'Sliding Window'.G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ce1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UBFC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liding Window Length [s]</text:p>
          </table:table-cell>
          <table:table-cell table:style-name="Default" office:value-type="string" calcext:value-type="string">
            <text:p>Resolution</text:p>
          </table:table-cell>
          <table:table-cell office:value-type="string" calcext:value-type="string">
            <text:p>POS FPS</text:p>
          </table:table-cell>
          <table:table-cell office:value-type="string" calcext:value-type="string">
            <text:p>Overall FPS</text:p>
          </table:table-cell>
          <table:table-cell office:value-type="string" calcext:value-type="string">
            <text:p>Freq. Res [bpm]</text:p>
          </table:table-cell>
          <table:table-cell office:value-type="string" calcext:value-type="string">
            <text:p>HR MAE</text:p>
          </table:table-cell>
          <table:table-cell office:value-type="string" calcext:value-type="string">
            <text:p>HR RMSE</text:p>
          </table:table-cell>
          <table:table-cell office:value-type="string" calcext:value-type="string">
            <text:p>Time [s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40x48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.3</text:p>
          </table:table-cell>
          <table:table-cell office:value-type="float" office:value="7.5" calcext:value-type="float">
            <text:p>7.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40x480</text:p>
          </table:table-cell>
          <table:table-cell office:value-type="float" office:value="4.5" calcext:value-type="float">
            <text:p>4.5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.9" calcext:value-type="float">
            <text:p>4.9</text:p>
          </table:table-cell>
          <table:table-cell office:value-type="float" office:value="8.3" calcext:value-type="float">
            <text:p>8.3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40x48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.9</text:p>
          </table:table-cell>
          <table:table-cell office:value-type="float" office:value="8.5" calcext:value-type="float">
            <text:p>8.5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40x480</text:p>
          </table:table-cell>
          <table:table-cell office:value-type="float" office:value="3.4" calcext:value-type="float">
            <text:p>3.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5" calcext:value-type="float">
            <text:p>5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640x480</text:p>
          </table:table-cell>
          <table:table-cell office:value-type="float" office:value="1.2" calcext:value-type="float">
            <text:p>1.2</text:p>
          </table:table-cell>
          <table:table-cell office:value-type="float" office:value="33" calcext:value-type="float">
            <text:p>33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4" calcext:value-type="float">
            <text:p>4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40x48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8.1" calcext:value-type="float">
            <text:p>8.1</text:p>
          </table:table-cell>
          <table:table-cell office:value-type="float" office:value="2272" calcext:value-type="float">
            <text:p>2272</text:p>
          </table:table-cell>
        </table:table-row>
      </table:table>
      <table:table table:name="BWH Small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OI Dimensions</text:p>
          </table:table-cell>
          <table:table-cell office:value-type="string" calcext:value-type="string">
            <text:p>#ROI Pixels</text:p>
          </table:table-cell>
          <table:table-cell office:value-type="string" calcext:value-type="string">
            <text:p>Buffer Size</text:p>
          </table:table-cell>
          <table:table-cell office:value-type="string" calcext:value-type="string">
            <text:p>Memory load</text:p>
          </table:table-cell>
        </table:table-row>
        <table:table-row table:style-name="ro1">
          <table:table-cell office:value-type="string" calcext:value-type="string">
            <text:p>2048*150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20*360</text:p>
          </table:table-cell>
          <table:table-cell table:formula="of:=120*360" office:value-type="float" office:value="43200" calcext:value-type="float">
            <text:p>43200</text:p>
          </table:table-cell>
          <table:table-cell table:formula="of:=600" office:value-type="float" office:value="600" calcext:value-type="float">
            <text:p>600</text:p>
          </table:table-cell>
          <table:table-cell table:formula="of:=[.D4]*3*8*[.E4]" office:value-type="float" office:value="622080000" calcext:value-type="float">
            <text:p>622080000</text:p>
          </table:table-cell>
        </table:table-row>
      </table:table>
      <table:table table:name="plots for paper" table:style-name="ta1">
        <table:table-column table:style-name="co16" table:default-cell-style-name="ce4"/>
        <table:table-column table:style-name="co17" table:default-cell-style-name="ce4"/>
        <table:table-column table:style-name="co2" table:number-columns-repeated="2" table:default-cell-style-name="ce4"/>
        <table:table-row table:style-name="ro1" table:number-rows-repeated="6"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3">
          <table:table-cell office:value-type="string" calcext:value-type="string">
            <text:p>spo2 with jpeg compression</text:p>
          </table:table-cell>
          <table:table-cell office:value-type="string" calcext:value-type="string">
            <text:p>how does the spo2 reading changes with jpeg compression → can we get rid of raw video processing? Also have the same plot for HR (else cite one of the jpeg compr. Papers</text:p>
          </table:table-cell>
          <table:table-cell office:value-type="string" calcext:value-type="string">
            <text:p>jpeg compression factor</text:p>
          </table:table-cell>
          <table:table-cell office:value-type="string" calcext:value-type="string">
            <text:p>spo2 MAE / RMSE</text:p>
          </table:table-cell>
        </table:table-row>
        <table:table-row table:style-name="ro4">
          <table:table-cell office:value-type="string" calcext:value-type="string">
            <text:p>FPS rppg algorityhm</text:p>
          </table:table-cell>
          <table:table-cell office:value-type="string" calcext:value-type="string">
            <text:p>ensure real time compuation independent of the distance (with multithreading)</text:p>
          </table:table-cell>
          <table:table-cell office:value-type="string" calcext:value-type="string">
            <text:p>#roi pixels </text:p>
          </table:table-cell>
          <table:table-cell office:value-type="string" calcext:value-type="string">
            <text:p>FPS for rppg</text:p>
          </table:table-cell>
        </table:table-row>
        <table:table-row table:style-name="ro5">
          <table:table-cell office:value-type="string" calcext:value-type="string">
            <text:p>HR estimation for different #roi pixels (is it distance or resolution)</text:p>
          </table:table-cell>
          <table:table-cell office:value-type="string" calcext:value-type="string">
            <text:p>how does the hr degregate with increasing distance or decrease resolution. Should proves robustness of algorithm</text:p>
          </table:table-cell>
          <table:table-cell office:value-type="string" calcext:value-type="string">
            <text:p>#roi pixels </text:p>
          </table:table-cell>
          <table:table-cell office:value-type="string" calcext:value-type="string">
            <text:p>HR MAE / RMSE</text:p>
          </table:table-cell>
        </table:table-row>
        <table:table-row table:style-name="ro1">
          <table:table-cell office:value-type="string" calcext:value-type="string">
            <text:p>windows length vs fp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ows length vs MAE/RMSE?</text:p>
          </table:table-cell>
          <table:table-cell table:number-columns-repeated="3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/00/0000</text:date>, <text:time style:data-style-name="N2" text:time-value="14:38:06.436429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57:12.129639050</meta:creation-date>
    <dc:date>2021-04-23T14:39:02.671616581</dc:date>
    <meta:editing-duration>P4DT16H31M48S</meta:editing-duration>
    <meta:editing-cycles>88</meta:editing-cycles>
    <meta:generator>LibreOffice/6.0.7.3$Linux_AARCH64 LibreOffice_project/00m0$Build-3</meta:generator>
    <meta:document-statistic meta:table-count="6" meta:cell-count="27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192cm" xlink:href=".." xlink:type="simple" chart:class="chart:bar" chart:style-name="ch1">
        <chart:title svg:x="4.083cm" svg:y="0.319cm" chart:style-name="ch2">
          <text:p>#Pixels in ROI compared to Resolution</text:p>
        </chart:title>
        <chart:legend chart:legend-position="end" svg:x="13.399cm" svg:y="4.297cm" style:legend-expansion="high" chart:style-name="ch3"/>
        <chart:plot-area chart:style-name="ch4" table:cell-range-address="'ROI Pixels'.C3:'ROI Pixels'.D7 'ROI Pixels'.D2:'ROI Pixels'.D2" chart:data-source-has-labels="both" svg:x="1.331cm" svg:y="1.281cm" svg:width="11.748cm" svg:height="6.747cm">
          <chartooo:coordinate-region svg:x="2.508cm" svg:y="1.48cm" svg:width="10.571cm" svg:height="5.901cm"/>
          <chart:axis chart:dimension="x" chart:name="primary-x" chart:style-name="ch5" chartooo:axis-type="auto">
            <chartooo:date-scale/>
            <chart:title svg:x="6.367cm" svg:y="8.211cm" chart:style-name="ch6">
              <text:p>Resolution</text:p>
            </chart:title>
            <chart:categories table:cell-range-address="'ROI Pixels'.C3:'ROI Pixels'.C7"/>
          </chart:axis>
          <chart:axis chart:dimension="y" chart:name="primary-y" chart:style-name="ch7">
            <chart:title svg:x="0.451cm" svg:y="5.24cm" chart:style-name="ch8">
              <text:p>#Pixels</text:p>
            </chart:title>
            <chart:grid chart:style-name="ch9" chart:class="major"/>
          </chart:axis>
          <chart:series chart:style-name="ch10" chart:values-cell-range-address="'ROI Pixels'.D3:'ROI Pixels'.D7" chart:label-cell-address="'ROI Pixels'.D2:'ROI Pixels'.D2" chart:class="chart:bar"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ROI Pixels</text:p>
                <draw:g>
                  <svg:desc>'ROI Pixels'.D2:'ROI Pixels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0x135</text:p>
                <draw:g>
                  <svg:desc>'ROI Pixels'.C3:'ROI Pixels'.C7</svg:desc>
                </draw:g>
              </table:table-cell>
              <table:table-cell office:value-type="float" office:value="216">
                <text:p>216</text:p>
                <draw:g>
                  <svg:desc>'ROI Pixels'.D3:'ROI Pixels'.D7</svg:desc>
                </draw:g>
              </table:table-cell>
            </table:table-row>
            <table:table-row>
              <table:table-cell office:value-type="string">
                <text:p>320x2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640x480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1280x960</text:p>
              </table:table-cell>
              <table:table-cell office:value-type="float" office:value="10625">
                <text:p>10625</text:p>
              </table:table-cell>
            </table:table-row>
            <table:table-row>
              <table:table-cell office:value-type="string">
                <text:p>1920x1080</text:p>
              </table:table-cell>
              <table:table-cell office:value-type="float" office:value="19000">
                <text:p>19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729fc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5cm" xlink:href=".." xlink:type="simple" chart:class="chart:bar" chart:style-name="ch1">
        <chart:title svg:x="5.036cm" svg:y="0.316cm" chart:style-name="ch2">
          <text:p>HR Estimation Forehead ROI</text:p>
        </chart:title>
        <chart:legend chart:legend-position="end" svg:x="13.663cm" svg:y="3.954cm" style:legend-expansion="high" chart:style-name="ch3"/>
        <chart:plot-area chart:style-name="ch4" table:cell-range-address="'ROI Pixels'.C3:'ROI Pixels'.C5 'ROI Pixels'.I2:'ROI Pixels'.J5" chart:data-source-has-labels="both" svg:x="1.331cm" svg:y="1.275cm" svg:width="12.012cm" svg:height="6.569cm">
          <chartooo:coordinate-region svg:x="1.952cm" svg:y="1.474cm" svg:width="11.391cm" svg:height="5.723cm"/>
          <chart:axis chart:dimension="x" chart:name="primary-x" chart:style-name="ch5" chartooo:axis-type="auto">
            <chartooo:date-scale/>
            <chart:title svg:x="6.499cm" svg:y="8.024cm" chart:style-name="ch6">
              <text:p>Resolution</text:p>
            </chart:title>
            <chart:categories table:cell-range-address="'ROI Pixels'.C3:'ROI Pixels'.C5"/>
          </chart:axis>
          <chart:axis chart:dimension="y" chart:name="primary-y" chart:style-name="ch7">
            <chart:title svg:x="0.451cm" svg:y="5.41cm" chart:style-name="ch8">
              <text:p>Error [bpm]</text:p>
            </chart:title>
            <chart:grid chart:style-name="ch9" chart:class="major"/>
          </chart:axis>
          <chart:series chart:style-name="ch10" chart:values-cell-range-address="'ROI Pixels'.I3:'ROI Pixels'.I5" chart:label-cell-address="'ROI Pixels'.I2:'ROI Pixels'.I2" chart:class="chart:bar">
            <chart:data-point chart:repeated="3"/>
          </chart:series>
          <chart:series chart:style-name="ch11" chart:values-cell-range-address="'ROI Pixels'.J3:'ROI Pixels'.J5" chart:label-cell-address="'ROI Pixels'.J2:'ROI Pixels'.J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 MAE</text:p>
                <draw:g>
                  <svg:desc>'ROI Pixels'.I2:'ROI Pixels'.I2</svg:desc>
                </draw:g>
              </table:table-cell>
              <table:table-cell office:value-type="string">
                <text:p>HR RMSE</text:p>
                <draw:g>
                  <svg:desc>'ROI Pixels'.J2:'ROI Pixels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0x135</text:p>
                <draw:g>
                  <svg:desc>'ROI Pixels'.C3:'ROI Pixels'.C5</svg:desc>
                </draw:g>
              </table:table-cell>
              <table:table-cell office:value-type="float" office:value="7.3">
                <text:p>7.3</text:p>
                <draw:g>
                  <svg:desc>'ROI Pixels'.I3:'ROI Pixels'.I5</svg:desc>
                </draw:g>
              </table:table-cell>
              <table:table-cell office:value-type="float" office:value="11.2">
                <text:p>11.2</text:p>
                <draw:g>
                  <svg:desc>'ROI Pixels'.J3:'ROI Pixels'.J5</svg:desc>
                </draw:g>
              </table:table-cell>
            </table:table-row>
            <table:table-row>
              <table:table-cell office:value-type="string">
                <text:p>320x240</text:p>
              </table:table-cell>
              <table:table-cell office:value-type="float" office:value="4.6">
                <text:p>4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0x480</text:p>
              </table:table-cell>
              <table:table-cell office:value-type="float" office:value="3.2">
                <text:p>3.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192cm" xlink:href=".." xlink:type="simple" chart:class="chart:bar" chart:style-name="ch1">
        <chart:title svg:x="4.401cm" svg:y="0.319cm" chart:style-name="ch2">
          <text:p>RPPG FPS compared to Resolution</text:p>
        </chart:title>
        <chart:legend chart:legend-position="end" svg:x="13.716cm" svg:y="4.297cm" style:legend-expansion="high" chart:style-name="ch3"/>
        <chart:plot-area chart:style-name="ch4" table:cell-range-address="'ROI Pixels'.C3:'ROI Pixels'.C7 'ROI Pixels'.G2:'ROI Pixels'.G7" chart:data-source-has-labels="both" svg:x="1.331cm" svg:y="1.281cm" svg:width="12.065cm" svg:height="6.747cm">
          <chartooo:coordinate-region svg:x="2.058cm" svg:y="1.48cm" svg:width="11.338cm" svg:height="5.901cm"/>
          <chart:axis chart:dimension="x" chart:name="primary-x" chart:style-name="ch5" chartooo:axis-type="auto">
            <chartooo:date-scale/>
            <chart:title svg:x="6.525cm" svg:y="8.211cm" chart:style-name="ch6">
              <text:p>Resolution</text:p>
            </chart:title>
            <chart:categories table:cell-range-address="'ROI Pixels'.C3:'ROI Pixels'.C7"/>
          </chart:axis>
          <chart:axis chart:dimension="y" chart:name="primary-y" chart:style-name="ch7">
            <chart:title svg:x="0.451cm" svg:y="5.016cm" chart:style-name="ch8">
              <text:p>FPS</text:p>
            </chart:title>
            <chart:grid chart:style-name="ch9" chart:class="major"/>
          </chart:axis>
          <chart:series chart:style-name="ch10" chart:values-cell-range-address="'ROI Pixels'.G3:'ROI Pixels'.G7" chart:label-cell-address="'ROI Pixels'.G2:'ROI Pixels'.G2" chart:class="chart:bar"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 FPS</text:p>
                <draw:g>
                  <svg:desc>'ROI Pixels'.G2:'ROI Pixel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0x135</text:p>
                <draw:g>
                  <svg:desc>'ROI Pixels'.C3:'ROI Pixels'.C7</svg:desc>
                </draw:g>
              </table:table-cell>
              <table:table-cell office:value-type="float" office:value="4.5">
                <text:p>4.5</text:p>
                <draw:g>
                  <svg:desc>'ROI Pixels'.G3:'ROI Pixels'.G7</svg:desc>
                </draw:g>
              </table:table-cell>
            </table:table-row>
            <table:table-row>
              <table:table-cell office:value-type="string">
                <text:p>320x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0x48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80x9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0x1080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1cm" svg:height="9.191cm" xlink:href=".." xlink:type="simple" chart:class="chart:bar" chart:style-name="ch1">
        <chart:title svg:x="4.117cm" svg:y="0.319cm" chart:style-name="ch2">
          <text:p>Skin Segmentation FPS (whole Image)</text:p>
        </chart:title>
        <chart:plot-area chart:style-name="ch3" table:cell-range-address="Skin.A3:Skin.B7 Skin.B2:Skin.B2" chart:data-source-has-labels="both" svg:x="1.331cm" svg:y="1.281cm" svg:width="14.37cm" svg:height="6.746cm">
          <chartooo:coordinate-region svg:x="2.323cm" svg:y="1.481cm" svg:width="13.378cm" svg:height="5.899cm"/>
          <chart:axis chart:dimension="x" chart:name="primary-x" chart:style-name="ch4" chartooo:axis-type="auto">
            <chartooo:date-scale/>
            <chart:title svg:x="7.678cm" svg:y="8.21cm" chart:style-name="ch5">
              <text:p>Resolution</text:p>
            </chart:title>
            <chart:categories table:cell-range-address="Skin.A3:Skin.A7"/>
          </chart:axis>
          <chart:axis chart:dimension="y" chart:name="primary-y" chart:style-name="ch6">
            <chart:title svg:x="0.451cm" svg:y="5.016cm" chart:style-name="ch7">
              <text:p>FPS</text:p>
            </chart:title>
            <chart:grid chart:style-name="ch8" chart:class="major"/>
          </chart:axis>
          <chart:series chart:style-name="ch9" chart:values-cell-range-address="Skin.B3:Skin.B7" chart:label-cell-address="Skin.B2:Skin.B2" chart:class="chart:bar"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PS</text:p>
                <draw:g>
                  <svg:desc>Skin.B2:Skin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0*135</text:p>
                <draw:g>
                  <svg:desc>Skin.A3:Skin.A7</svg:desc>
                </draw:g>
              </table:table-cell>
              <table:table-cell office:value-type="float" office:value="910">
                <text:p>910</text:p>
                <draw:g>
                  <svg:desc>Skin.B3:Skin.B7</svg:desc>
                </draw:g>
              </table:table-cell>
            </table:table-row>
            <table:table-row>
              <table:table-cell office:value-type="string">
                <text:p>320*24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40*4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80*9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20*108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729fcf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bar" chart:style-name="ch1">
        <chart:title svg:x="4.802cm" svg:y="0.316cm" chart:style-name="ch2">
          <text:p>HR Estimation Sliding Windows</text:p>
        </chart:title>
        <chart:legend chart:legend-position="end" svg:x="13.672cm" svg:y="3.954cm" style:legend-expansion="high" chart:style-name="ch3"/>
        <chart:plot-area chart:style-name="ch4" table:cell-range-address="'Sliding Window'.A3:'Sliding Window'.A8 'Sliding Window'.F2:'Sliding Window'.G8" chart:data-source-has-labels="both" svg:x="1.331cm" svg:y="1.275cm" svg:width="12.021cm" svg:height="6.569cm">
          <chartooo:coordinate-region svg:x="1.767cm" svg:y="1.474cm" svg:width="11.585cm" svg:height="5.723cm"/>
          <chart:axis chart:dimension="x" chart:name="primary-x" chart:style-name="ch5" chartooo:axis-type="auto">
            <chartooo:date-scale/>
            <chart:title svg:x="5.418cm" svg:y="8.024cm" chart:style-name="ch6">
              <text:p>Sliding Window Length [s]</text:p>
            </chart:title>
            <chart:categories table:cell-range-address="'Sliding Window'.A3:'Sliding Window'.A8"/>
          </chart:axis>
          <chart:axis chart:dimension="y" chart:name="primary-y" chart:style-name="ch7">
            <chart:title svg:x="0.451cm" svg:y="5.41cm" chart:style-name="ch8">
              <text:p>Error [bpm]</text:p>
            </chart:title>
            <chart:grid chart:style-name="ch9" chart:class="major"/>
          </chart:axis>
          <chart:series chart:style-name="ch10" chart:values-cell-range-address="'Sliding Window'.F3:'Sliding Window'.F8" chart:label-cell-address="'Sliding Window'.F2:'Sliding Window'.F2" chart:class="chart:bar">
            <chart:data-point chart:repeated="6"/>
          </chart:series>
          <chart:series chart:style-name="ch11" chart:values-cell-range-address="'Sliding Window'.G3:'Sliding Window'.G8" chart:label-cell-address="'Sliding Window'.G2:'Sliding Window'.G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 MAE</text:p>
                <draw:g>
                  <svg:desc>'Sliding Window'.F2:'Sliding Window'.F2</svg:desc>
                </draw:g>
              </table:table-cell>
              <table:table-cell office:value-type="string">
                <text:p>HR RMSE</text:p>
                <draw:g>
                  <svg:desc>'Sliding Window'.G2:'Sliding Window'.G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Sliding Window'.A3:'Sliding Window'.A8</svg:desc>
                </draw:g>
              </table:table-cell>
              <table:table-cell office:value-type="float" office:value="4.3">
                <text:p>4.3</text:p>
                <draw:g>
                  <svg:desc>'Sliding Window'.F3:'Sliding Window'.F8</svg:desc>
                </draw:g>
              </table:table-cell>
              <table:table-cell office:value-type="float" office:value="7.5">
                <text:p>7.5</text:p>
                <draw:g>
                  <svg:desc>'Sliding Window'.G3:'Sliding Window'.G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2">
                <text:p>3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7">
                <text:p>2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6">
                <text:p>4.6</text:p>
              </table:table-cell>
              <table:table-cell office:value-type="float" office:value="8.1">
                <text:p>8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706cm" svg:height="5.579cm" xlink:href=".." xlink:type="simple" chart:class="chart:bar" chart:style-name="ch1">
        <chart:title svg:x="2.121cm" svg:y="0.247cm" chart:style-name="ch2">
          <text:p>FLIR 2048*1500: #Pixels in ROI</text:p>
        </chart:title>
        <chart:plot-area chart:style-name="ch3" table:cell-range-address="'ROI Pixel vs Dist'.B2:'ROI Pixel vs Dist'.C5 'ROI Pixel vs Dist'.C1:'ROI Pixel vs Dist'.C1" chart:data-source-has-labels="both" svg:x="1.225cm" svg:y="1.137cm" svg:width="9.267cm" svg:height="3.35cm">
          <chartooo:coordinate-region svg:x="2.402cm" svg:y="1.336cm" svg:width="8.09cm" svg:height="2.504cm"/>
          <chart:axis chart:dimension="x" chart:name="primary-x" chart:style-name="ch4" chartooo:axis-type="auto">
            <chartooo:date-scale/>
            <chart:title svg:x="4.914cm" svg:y="4.598cm" chart:style-name="ch5">
              <text:p>Distance [m]</text:p>
            </chart:title>
            <chart:categories table:cell-range-address="'ROI Pixel vs Dist'.B2:'ROI Pixel vs Dist'.B5"/>
          </chart:axis>
          <chart:axis chart:dimension="y" chart:name="primary-y" chart:style-name="ch6">
            <chart:title svg:x="0.451cm" svg:y="3.888cm" chart:style-name="ch7">
              <text:p>#Pixels in ROI</text:p>
            </chart:title>
            <chart:grid chart:style-name="ch8" chart:class="major"/>
          </chart:axis>
          <chart:series chart:style-name="ch9" chart:values-cell-range-address="'ROI Pixel vs Dist'.C2:'ROI Pixel vs Dist'.C5" chart:label-cell-address="'ROI Pixel vs Dist'.C1:'ROI Pixel vs Dist'.C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Pixels</text:p>
                <draw:g>
                  <svg:desc>'ROI Pixel vs Dist'.C1:'ROI Pixel vs Dist'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OI Pixel vs Dist'.B2:'ROI Pixel vs Dist'.B5</svg:desc>
                </draw:g>
              </table:table-cell>
              <table:table-cell office:value-type="float" office:value="37500">
                <text:p>37500</text:p>
                <draw:g>
                  <svg:desc>'ROI Pixel vs Dist'.C2:'ROI Pixel vs Dist'.C5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7600">
                <text:p>176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800">
                <text:p>1280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625">
                <text:p>56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34cm" svg:height="6.032cm" xlink:href=".." xlink:type="simple" chart:class="chart:bar" chart:style-name="ch1">
        <chart:title svg:x="1.652cm" svg:y="0.256cm" chart:style-name="ch2">
          <text:p>OpenMV 2592*1944: #Pixels in ROI</text:p>
        </chart:title>
        <chart:plot-area chart:style-name="ch3" table:cell-range-address="'ROI Pixel vs Dist'.B18:'ROI Pixel vs Dist'.C22 'ROI Pixel vs Dist'.C17:'ROI Pixel vs Dist'.C17" chart:data-source-has-labels="both" svg:x="1.221cm" svg:y="1.155cm" svg:width="9.103cm" svg:height="3.776cm">
          <chartooo:coordinate-region svg:x="2.583cm" svg:y="1.354cm" svg:width="7.741cm" svg:height="2.93cm"/>
          <chart:axis chart:dimension="x" chart:name="primary-x" chart:style-name="ch4" chartooo:axis-type="auto">
            <chartooo:date-scale/>
            <chart:title svg:x="4.828cm" svg:y="5.051cm" chart:style-name="ch5">
              <text:p>Distance [m]</text:p>
            </chart:title>
            <chart:categories table:cell-range-address="'ROI Pixel vs Dist'.B18:'ROI Pixel vs Dist'.B22"/>
          </chart:axis>
          <chart:axis chart:dimension="y" chart:name="primary-y" chart:style-name="ch6">
            <chart:title svg:x="0.451cm" svg:y="4.119cm" chart:style-name="ch7">
              <text:p>#Pixels in ROI</text:p>
            </chart:title>
            <chart:grid chart:style-name="ch8" chart:class="major"/>
          </chart:axis>
          <chart:series chart:style-name="ch9" chart:values-cell-range-address="'ROI Pixel vs Dist'.C18:'ROI Pixel vs Dist'.C22" chart:label-cell-address="'ROI Pixel vs Dist'.C17:'ROI Pixel vs Dist'.C1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Pixels</text:p>
                <draw:g>
                  <svg:desc>'ROI Pixel vs Dist'.C17:'ROI Pixel vs Dist'.C1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ROI Pixel vs Dist'.B18:'ROI Pixel vs Dist'.B22</svg:desc>
                </draw:g>
              </table:table-cell>
              <table:table-cell office:value-type="float" office:value="77700">
                <text:p>77700</text:p>
                <draw:g>
                  <svg:desc>'ROI Pixel vs Dist'.C18:'ROI Pixel vs Dist'.C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9600">
                <text:p>96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000">
                <text:p>500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34cm" svg:height="6.032cm" xlink:href=".." xlink:type="simple" chart:class="chart:bar" chart:style-name="ch1">
        <chart:title svg:x="1.824cm" svg:y="0.256cm" chart:style-name="ch2">
          <text:p>OpenMV 640*420: #Pixels in ROI </text:p>
        </chart:title>
        <chart:plot-area chart:style-name="ch3" table:cell-range-address="'ROI Pixel vs Dist'.B9:'ROI Pixel vs Dist'.C13 'ROI Pixel vs Dist'.C8:'ROI Pixel vs Dist'.C8" chart:data-source-has-labels="both" svg:x="1.221cm" svg:y="1.155cm" svg:width="9.103cm" svg:height="3.776cm">
          <chartooo:coordinate-region svg:x="2.213cm" svg:y="1.354cm" svg:width="8.111cm" svg:height="2.93cm"/>
          <chart:axis chart:dimension="x" chart:name="primary-x" chart:style-name="ch4" chartooo:axis-type="auto">
            <chartooo:date-scale/>
            <chart:title svg:x="4.828cm" svg:y="5.051cm" chart:style-name="ch5">
              <text:p>Distance [m]</text:p>
            </chart:title>
            <chart:categories table:cell-range-address="'ROI Pixel vs Dist'.B9:'ROI Pixel vs Dist'.B13"/>
          </chart:axis>
          <chart:axis chart:dimension="y" chart:name="primary-y" chart:style-name="ch6">
            <chart:title svg:x="0.451cm" svg:y="4.119cm" chart:style-name="ch7">
              <text:p>#Pixels in ROI</text:p>
            </chart:title>
            <chart:grid chart:style-name="ch8" chart:class="major"/>
          </chart:axis>
          <chart:series chart:style-name="ch9" chart:values-cell-range-address="'ROI Pixel vs Dist'.C9:'ROI Pixel vs Dist'.C13" chart:label-cell-address="'ROI Pixel vs Dist'.C8:'ROI Pixel vs Dist'.C8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Pixels</text:p>
                <draw:g>
                  <svg:desc>'ROI Pixel vs Dist'.C8:'ROI Pixel vs Dist'.C8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'ROI Pixel vs Dist'.B9:'ROI Pixel vs Dist'.B13</svg:desc>
                </draw:g>
              </table:table-cell>
              <table:table-cell office:value-type="float" office:value="2375">
                <text:p>2375</text:p>
                <draw:g>
                  <svg:desc>'ROI Pixel vs Dist'.C9:'ROI Pixel vs Dist'.C1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AARCH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